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color="#000000"/>
    </style:style>
    <style:style style:name="P2" style:parent-style-name="Normal" style:family="paragraph">
      <style:text-properties style:font-name="Arial" style:font-name-complex="Arial" fo:color="#000000"/>
    </style:style>
    <style:style style:name="P3" style:parent-style-name="Normal" style:family="paragraph">
      <style:text-properties style:font-name="Arial" style:font-name-complex="Arial" fo:color="#000000"/>
    </style:style>
    <style:style style:name="P4" style:parent-style-name="Normal" style:family="paragraph">
      <style:text-properties style:font-name="Arial" style:font-name-complex="Arial" fo:color="#000000"/>
    </style:style>
    <style:style style:name="P5" style:parent-style-name="Normal" style:family="paragraph">
      <style:text-properties style:font-name="Arial" style:font-name-complex="Arial" fo:color="#000000"/>
    </style:style>
    <style:style style:name="P6" style:parent-style-name="Normal" style:family="paragraph">
      <style:text-properties style:font-name="Arial" style:font-name-complex="Arial" fo:color="#000000"/>
    </style:style>
    <style:style style:name="P7" style:parent-style-name="Normal" style:family="paragraph">
      <style:text-properties style:font-name="Arial" style:font-name-complex="Arial" fo:color="#000000"/>
    </style:style>
    <style:style style:name="P8" style:parent-style-name="Normal" style:family="paragraph">
      <style:text-properties style:font-name="Arial" style:font-name-complex="Arial" fo:color="#000000"/>
    </style:style>
    <style:style style:name="P9" style:parent-style-name="Normal" style:family="paragraph">
      <style:text-properties style:font-name="Arial" style:font-name-complex="Arial" fo:color="#000000"/>
    </style:style>
    <style:style style:name="P10" style:parent-style-name="Normal" style:family="paragraph">
      <style:text-properties style:font-name="Arial" style:font-name-complex="Arial" fo:color="#000000"/>
    </style:style>
  </office:automatic-styles>
  <office:body>
    <office:text text:use-soft-page-breaks="true">
      <text:p text:style-name="P1"/>
      <text:p text:style-name="P2">| **Activity / Product** <text:s text:c="39"/>| **Annual Output name** <text:s text:c="56"/>| **Start date** | **End date** <text:s text:c="2"/>| **Estimated cost w/o staff** | **Total int. FTEs** | **DID Int. FTEs** | **KPI affected (main benefit)** | **CSFD ranking** |</text:p>
      <text:p text:style-name="P3">|---------------------------------------------------------------|------------------------------------------------------------------------------|----------------|----------------|----------------------------|----------------------|--------------------|----------------------------------|-------------------|</text:p>
      <text:p text:style-name="P4">| Opening up IPEP for candidate countries <text:s text:c="22"/>| Pilot with a selected third country (Ukraine) <text:s text:c="31"/>| 01/01/2025 <text:s text:c="4"/>| Early 2026 <text:s text:c="4"/>| €185,000 <text:s text:c="18"/>| <text:s text:c="21"/>| <text:s text:c="19"/>| Increase in IPR enforcement <text:s text:c="5"/>| <text:s text:c="18"/>|</text:p>
      <text:p text:style-name="P5">| Analysis (SRS) e-Notification on detentions <text:s text:c="18"/>| Digitalisation of detention workflow analysis <text:s text:c="31"/>| 01/01/2025 <text:s text:c="4"/>| 31/12/2025 <text:s text:c="4"/>| €50,000 <text:s text:c="19"/>| <text:s text:c="21"/>| <text:s text:c="19"/>| Efficiency gains <text:s text:c="16"/>| <text:s text:c="18"/>|</text:p>
      <text:p text:style-name="P6">| Access levels and monitoring for enforcers <text:s text:c="19"/>| Create different access levels and monitoring tools <text:s text:c="25"/>| 01/01/2025 <text:s text:c="4"/>| 31/12/2026 <text:s text:c="4"/>| €238,000 <text:s text:c="18"/>| <text:s text:c="21"/>| <text:s text:c="19"/>| Enhanced enforcement control <text:s text:c="4"/>| <text:s text:c="18"/>|</text:p>
      <text:p text:style-name="P7">| IPEP Data Hub <text:s text:c="47"/>| Transition from annual report to interactive data hub <text:s text:c="23"/>| 01/01/2025 <text:s text:c="4"/>| 31/12/2025 <text:s text:c="4"/>| €60,000 <text:s text:c="19"/>| <text:s text:c="21"/>| <text:s text:c="19"/>| Broader data access <text:s text:c="13"/>| <text:s text:c="18"/>|</text:p>
      <text:p text:style-name="P8">| Translations <text:s text:c="48"/>| Support for new languages and intermediary adaptations <text:s text:c="22"/>| 01/01/2025 <text:s text:c="4"/>| 31/12/2025 <text:s text:c="4"/>| €20,000 <text:s text:c="19"/>| <text:s text:c="21"/>| <text:s text:c="19"/>| Broader enforcement scope <text:s text:c="7"/>| <text:s text:c="18"/>|</text:p>
      <text:p text:style-name="P9">| Events <text:s text:c="54"/>| IPEP Steering Group meetings (Customs, Police, Rights holders) <text:s text:c="14"/>| 01/01/2025 <text:s text:c="4"/>| 31/12/2025 <text:s text:c="4"/>| €47,412 <text:s text:c="19"/>| <text:s text:c="21"/>| <text:s text:c="19"/>| Enhanced collaboration <text:s text:c="10"/>| <text:s text:c="18"/>|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LLOŃSKI Artur</meta:initial-creator>
    <dc:creator>WILLOŃSKI Artur</dc:creator>
    <meta:creation-date>2024-11-12T09:35:00Z</meta:creation-date>
    <dc:date>2024-11-12T09:42:00Z</dc:date>
    <meta:template xlink:href="Normal" xlink:type="simple"/>
    <meta:editing-cycles>1</meta:editing-cycles>
    <meta:editing-duration>PT120S</meta:editing-duration>
    <meta:document-statistic meta:page-count="1" meta:paragraph-count="4" meta:word-count="366" meta:character-count="2451" meta:row-count="17" meta:non-whitespace-character-count="2089"/>
  </office:meta>
</office:document-meta>
</file>